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text-properties fo:font-size="16.5pt" style:font-size-asian="16.5pt" style:font-size-complex="16.5pt"/>
    </style:style>
    <style:style style:name="P130" style:family="paragraph" style:parent-style-name="Standard">
      <style:text-properties fo:font-size="16.5pt" fo:font-weight="bold" style:font-size-asian="16.5pt" style:font-weight-asian="bold" style:font-size-complex="16.5pt" style:font-weight-complex="bold"/>
    </style:style>
    <style:style style:name="P131" style:family="paragraph" style:parent-style-name="Standard">
      <style:text-properties fo:font-size="16.5pt" fo:font-weight="normal" style:font-size-asian="16.5pt" style:font-weight-asian="normal" style:font-size-complex="16.5pt" style:font-weight-complex="normal"/>
    </style:style>
    <style:style style:name="P132" style:family="paragraph" style:parent-style-name="Standard">
      <style:text-properties fo:font-size="12.5pt" fo:font-weight="bold" style:font-size-asian="12.5pt" style:font-weight-asian="bold" style:font-size-complex="12.5pt" style:font-weight-complex="bold"/>
    </style:style>
    <style:style style:name="P133" style:family="paragraph" style:parent-style-name="Standard">
      <style:text-properties fo:font-size="12.5pt" style:font-size-asian="12.5pt" style:font-size-complex="12.5pt"/>
    </style:style>
    <style:style style:name="P13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5" style:family="paragraph" style:parent-style-name="Standard">
      <style:text-properties fo:font-size="14pt" style:font-size-asian="14pt" style:font-size-complex="14pt"/>
    </style:style>
    <style:style style:name="P136" style:family="paragraph" style:parent-style-name="Standard">
      <style:text-properties fo:font-size="14pt" fo:font-weight="normal" style:font-size-asian="14pt" style:font-weight-asian="normal" style:font-size-complex="14pt" style:font-weight-complex="normal"/>
    </style:style>
    <style:style style:name="P137" style:family="paragraph" style:parent-style-name="Standard">
      <style:text-properties fo:font-size="14pt" fo:font-weight="bold" style:font-size-asian="14pt" style:font-weight-asian="bold" style:font-size-complex="14pt"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size="13pt" fo:font-weight="normal" style:font-size-asian="13pt" style:font-weight-asian="normal" style:font-size-complex="13pt" style:font-weight-complex="normal"/>
    </style:style>
    <style:style style:name="P146" style:family="paragraph" style:parent-style-name="Standard">
      <style:text-properties fo:font-size="13pt" style:font-size-asian="13pt" style:font-size-complex="13pt"/>
    </style:style>
    <style:style style:name="P147" style:family="paragraph" style:parent-style-name="Standard">
      <style:text-properties fo:font-size="13pt" fo:font-weight="bold" style:font-size-asian="13pt" style:font-weight-asian="bold" style:font-size-complex="13pt" style:font-weight-complex="bold"/>
    </style:style>
    <style:style style:name="P148" style:family="paragraph" style:parent-style-name="Standard">
      <style:text-properties fo:font-size="12pt" style:font-size-asian="12pt" style:font-size-complex="12pt"/>
    </style:style>
    <style:style style:name="P149" style:family="paragraph" style:parent-style-name="Standard">
      <style:text-properties style:font-name="Times New Roman" fo:font-size="14pt" style:font-size-asian="14pt" style:font-size-complex="14pt"/>
    </style:style>
    <style:style style:name="P150" style:family="paragraph" style:parent-style-name="Standard">
      <style:text-properties style:font-name="Times New Roman" fo:font-size="14pt" fo:font-weight="normal" style:font-size-asian="14pt" style:font-weight-asian="normal" style:font-size-complex="14pt" style:font-weight-complex="normal"/>
    </style:style>
    <style:style style:name="P151" style:family="paragraph" style:parent-style-name="Standard">
      <style:text-properties style:font-name="Times New Roman" fo:font-size="14pt" fo:font-weight="bold" style:font-size-asian="14pt" style:font-weight-asian="bold" style:font-size-complex="14pt" style:font-weight-complex="bold"/>
    </style:style>
    <style:style style:name="P152"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4"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2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659495810644094610" text:style-name="L1">
        <text:list-item>
          <text:list>
            <text:list-header>
              <text:p text:style-name="P166">1.25 miles at various paces on roads, 1.5 miles on the track at about</text:p>
              <text:p text:style-name="P166">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29">Mon July 29, 2019 <text:span text:style-name="T2">4.3 miles</text:span></text:p>
      <text:p text:style-name="P129">I ran with our running group on the Greendale Cemetery 510 meter loop.</text:p>
      <text:p text:style-name="P130">warm up: <text:span text:style-name="T3">1.3 miles</text:span></text:p>
      <text:p text:style-name="P130">Run: <text:span text:style-name="T3">1 x 200m (54s mainly downhill) and jog 300m</text:span></text:p>
      <text:p text:style-name="P131">5 x 510m with about a 300m jog between the runs</text:p>
      <text:p text:style-name="P131">My times: 2:34, 2:34, 2:29, 2:30, 2:21</text:p>
      <text:p text:style-name="P130">Warm down:<text:span text:style-name="T3"> 510m jog</text:span></text:p>
      <text:p text:style-name="P131"/>
      <text:p text:style-name="P130"><text:span text:style-name="T3">Tues July 30, 2019 </text:span>no running</text:p>
      <text:p text:style-name="P131"/>
      <text:p text:style-name="P129">Wed July 31, 2019 <text:span text:style-name="T2">5 miles</text:span></text:p>
      <text:p text:style-name="P129">I ran with our running group on the Greendale Cemetery 510 meter loop.</text:p>
      <text:p text:style-name="P130">warm up: <text:span text:style-name="T3">1 mile in 9:50, rest 2 minutes, 1 mile in 10:45, rest 7 minutes </text:span></text:p>
      <text:p text:style-name="P130">Run: <text:span text:style-name="T3">1 x 200m (54s mainly downhill) and jog 300m</text:span></text:p>
      <text:p text:style-name="P131">5 x 510m with about a 300m jog between the runs</text:p>
      <text:p text:style-name="P131">My times: 2:37, 2:29, 2:22, 2:24, 2:21</text:p>
      <text:p text:style-name="P130">Warm down:<text:span text:style-name="T3"> 510m jog</text:span></text:p>
      <text:p text:style-name="P131"/>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747193910589018385" text:style-name="L2">
        <text:list-item>
          <text:list>
            <text:list-header>
              <text:p text:style-name="P168">1.75 mile warm up at about 10:00/mile and rest a few minutes</text:p>
              <text:p text:style-name="P168">1 x 200, 4 x 400, 1 x 200 with about a 350m jog after each run. <text:s/></text:p>
              <text:p text:style-name="P168">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966383194471018143" text:style-name="L3">
        <text:list-item>
          <text:list>
            <text:list-header>
              <text:p text:style-name="P169">5.5 miles averaging 12:27/mile</text:p>
              <text:p text:style-name="P169">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1227299034959367669" text:style-name="L4">
        <text:list-item>
          <text:p text:style-name="P1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0">Continue adjusting the speed so HR stays near 142. <text:s/>Also continue taking splits for each mile and remembering HR at the end of each mile. <text:s/>Stop running after a mile split goes above 9:30. <text:s/></text:p>
        </text:list-item>
        <text:list-item>
          <text:p text:style-name="P1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26664195113267737" text:style-name="L5">
        <text:list-item>
          <text:list>
            <text:list-header>
              <text:p text:style-name="P175">0.75 mile splits: 9:06, 9:24, 8:13</text:p>
              <text:p text:style-name="P17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372660634369183527"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2"/>
      <text:p text:style-name="P13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3"/>
      <text:p text:style-name="P13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3"/>
      <text:p text:style-name="P13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3"><text:tab/><text:tab/><text:tab/><text:tab/><text:tab/><text:tab/><text:tab/><text:tab/><text:tab/><text:tab/><text:tab/>Result for 5.4 miles</text:p>
      <text:p text:style-name="P133"><text:s text:c="24"/>Times and totals<text:tab/><text:tab/><text:tab/><text:tab/> <text:s text:c="4"/>Start Times <text:s text:c="5"/><text:tab/>August 1, 2020</text:p>
      <text:p text:style-name="P134">Jim<text:tab/>16:01, 15:44, 15:07 Total = 46:52 -&gt; 46:00<text:tab/><text:tab/>0<text:tab/><text:tab/>47:16</text:p>
      <text:p text:style-name="P133">Bill<text:tab/> <text:s text:c="3"/>15:12, 15:11, 15:17 Total = 45:40<text:tab/><text:tab/><text:tab/>0:20<text:tab/><text:tab/>46:08<text:tab/><text:tab/></text:p>
      <text:p text:style-name="P133">Brian <text:s text:c="6"/>15:01, 15:23, 14:30 Total = 44:54<text:tab/><text:tab/><text:tab/>1:06</text:p>
      <text:p text:style-name="P133">David <text:s text:c="5"/>15:02, 15:06, 13:21 Total = 43:29<text:tab/><text:tab/><text:tab/>2:31<text:tab/><text:tab/>43:38</text:p>
      <text:p text:style-name="P133">Tim <text:s text:c="8"/>14:52, 13:56, 12:51 Total = 41:39<text:tab/><text:tab/><text:tab/>4:21</text:p>
      <text:p text:style-name="P133">Colton<text:tab/> <text:s text:c="3"/>13:56, 13:03, 12:16 Total = 39:15<text:tab/><text:tab/><text:tab/>6:45</text:p>
      <text:p text:style-name="P133"/>
      <text:p text:style-name="P13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3"/>
      <text:p text:style-name="P13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5"><text:soft-page-break/>Sun <text:s/>Aug 2, 2020 <text:span text:style-name="T2">5 miles</text:span></text:p>
      <text:p text:style-name="P136"><text:span text:style-name="T2">Run:</text:span> 5 miles on the “Morning Loop” in the counter clockwise direction averaging 10:15/mile.</text:p>
      <text:p text:style-name="P135"/>
      <text:p text:style-name="P135">Mon Aug 3, 2020 <text:span text:style-name="T2">5.25 miles</text:span></text:p>
      <text:p text:style-name="P135"><text:span text:style-name="T2">warm up:</text:span> <text:s/>0.25 miles to the cemetery loop</text:p>
      <text:p text:style-name="P137">Run: <text:s/><text:span text:style-name="T3">½ mile down and ½ mile up hill in 10:30, elevation change is 120 feet, rest 2:00</text:span></text:p>
      <text:p text:style-name="P136">6 x 0.317 miles on the loop with a 0.317 mile jog between the runs</text:p>
      <text:p text:style-name="P136">average time for runs: 2:49 (8:53/mile), average time for jogs: 3:24 (10:45/mile)</text:p>
      <text:p text:style-name="P136">Vertical ascent on one loop: 22 feet</text:p>
      <text:p text:style-name="P137">Warm down:<text:span text:style-name="T3"> <text:s/>0.5 mile jog</text:span></text:p>
      <text:p text:style-name="P136"/>
      <text:p text:style-name="P136"/>
      <text:p text:style-name="P135">Tues Aug 4, 2020 <text:span text:style-name="T2">5.35 miles <text:s/></text:span><text:span text:style-name="T3">(The same workout as yesterday)</text:span></text:p>
      <text:p text:style-name="P135"><text:span text:style-name="T2">warm up:</text:span> <text:s/>0.25 miles to the cemetery loop</text:p>
      <text:p text:style-name="P137">Run: <text:s/><text:span text:style-name="T3">½ mile down and ½ mile up hill in 9:57, elevation change is 120 feet, rest 3:00</text:span></text:p>
      <text:p text:style-name="P136">6 x 0.317 miles on the loop with a 0.317 mile jog between the runs</text:p>
      <text:p text:style-name="P136">average time for runs: 2:40 (8:25/mile), average time for jogs: 3:33 (11:12/mile)</text:p>
      <text:p text:style-name="P136">The last 0.317 mile run in 2:25 (7:37/mile)</text:p>
      <text:p text:style-name="P136">Vertical ascent on one loop: 22 feet</text:p>
      <text:p text:style-name="P136">Warm down: <text:s/>0.6 mile jog</text:p>
      <text:p text:style-name="P136"/>
      <text:p text:style-name="P136">Wed Aug 5, 2020 <text:span text:style-name="T2">5 miles running </text:span>(1 mile walking and 5 miles of running)</text:p>
      <text:p text:style-name="P136">I ran and walked 6 miles on hilly roads and averaged 12:10/mile. <text:s/>I walked 10 times for a total of 1 mile of walking and 5 miles of running.</text:p>
      <text:p text:style-name="P136"/>
      <text:p text:style-name="P136">Thur Aug 6, 2020 <text:span text:style-name="T2">5.5 miles running </text:span>(1 mile walking and 5.5 miles of running)</text:p>
      <text:p text:style-name="P136"><text:span text:style-name="T2">warm up:</text:span> 0.25 mile jog</text:p>
      <text:p text:style-name="P136"><text:span text:style-name="T2">Run:</text:span> 6 miles on hilly roads and averaged 12:12/mile. <text:s/>I walked 10 times for a total of <text:s text:c="3"/>1 mile of walking and 5 miles of running. Total vertical ascent: 630 feet.</text:p>
      <text:p text:style-name="P136"><text:span text:style-name="T2">Warm down:</text:span> 0.25 mile jog </text:p>
      <text:p text:style-name="P136"/>
      <text:p text:style-name="P136"/>
      <text:p text:style-name="P136"><text:s/></text:p>
      <text:p text:style-name="P136">Fri Aug 7, 2020 <text:span text:style-name="T2">2 miles</text:span></text:p>
      <text:p text:style-name="P136">I ran 2 easy miles. The ball of my left foot is hurting.</text:p>
      <text:p text:style-name="P136"/>
      <text:p text:style-name="P137"/>
      <text:p text:style-name="P137"/>
      <text:p text:style-name="P137">In the last week: 34.5 miles running</text:p>
      <text:p text:style-name="P138"/>
      <text:p text:style-name="P138"/>
      <text:p text:style-name="P142"><text:soft-page-break/>Sat Aug 8, 20 <text:span text:style-name="T2">6.5 miles</text:span></text:p>
      <text:p text:style-name="P143">warm up: <text:span text:style-name="T3">0.25 mile jog to the cemetery</text:span></text:p>
      <text:p text:style-name="P144">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5">5 x 0.317 miles on the loop with a 0.317 mile jog after each run</text:p>
      <text:p text:style-name="P145">average time for runs: 2:34 (8:06/mile), last run in 2:26 (7:41/mile)</text:p>
      <text:p text:style-name="P145">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2">Mon Aug 10, 20 <text:span text:style-name="T2">5.3 miles</text:span></text:p>
      <text:p text:style-name="P143">warm up: <text:span text:style-name="T3">0.25 mile jog to the cemetery</text:span></text:p>
      <text:p text:style-name="P143"><text:span text:style-name="T21">Run:</text:span><text:span text:style-name="T22"> Down and up hill 1 mile in 4:27 + 5:14 = 9:42 and rest 3:00 <text:s text:c="34"/></text:span></text:p>
      <text:p text:style-name="P145">6 x 0.317 miles on the loop with a 0.317 mile jog after each run</text:p>
      <text:p text:style-name="P145">ave for runs: 2:35 (8:09/mile), last run in 2:22 (7:28/mile), ave for jogs: 3:44 (11:47/mile)</text:p>
      <text:p text:style-name="P145">Vertical ascent on one loop: 22 feet</text:p>
      <text:p text:style-name="P94">Warm down:<text:span text:style-name="T3"> <text:s/>0.5 mile jog</text:span></text:p>
      <text:p text:style-name="P79"/>
      <text:p text:style-name="P145">Tues Aug 11, 2020 5<text:span text:style-name="T2"> miles running </text:span>(1 mile walking and 5 miles of running)</text:p>
      <text:p text:style-name="P145">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39"><text:span text:style-name="T2">Run: </text:span>6 x 330 yds with a 550 yd jog after each run.<text:span text:style-name="T2"> <text:s/></text:span></text:p>
      <text:p text:style-name="P139">Times: 1:24, 1:26, 1:21, 1:22, 1:22, 1:15(6:40/mile) <text:s/>Ave time: 1:22 (7:17/mile) </text:p>
      <text:p text:style-name="P139"><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39"><text:span text:style-name="T2">Run: </text:span>8 x 330 yards with a 550 yd jog after each run.<text:span text:style-name="T2"> <text:s/></text:span></text:p>
      <text:p text:style-name="P139">Times: 1:27, 1:23, 1:21, 1:27, 1:26, 1:26, 1:24, 1:17(6:51/mile) <text:s/></text:p>
      <text:p text:style-name="P139">Ave time: 1:24 (7:28/mile) </text:p>
      <text:p text:style-name="P139"><text:span text:style-name="T2">Warm down:</text:span> 1 mile jog </text:p>
      <text:p text:style-name="P139"/>
      <text:p text:style-name="P139">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7">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924758488879450030" text:style-name="L7">
        <text:list-item>
          <text:list>
            <text:list-header>
              <text:p text:style-name="P171"><text:s text:c="10"/>0.9 miles around the field at about 9:00/mile with no shoes</text:p>
              <text:list>
                <text:list-header>
                  <text:p text:style-name="P171">My foot felt better running with no shoes on the artificial turf than on the track with shoes.</text:p>
                  <text:p text:style-name="P171"/>
                  <text:p text:style-name="P171">Tues Sept 1, 2020 <text:span text:style-name="T2">3.6 miles</text:span> <text:s/>My foot continues to improve.</text:p>
                </text:list-header>
              </text:list>
            </text:list-header>
          </text:list>
        </text:list-item>
      </text:list>
      <text:list xml:id="list507515477751250699" text:style-name="L8">
        <text:list-item>
          <text:list>
            <text:list-item>
              <text:list>
                <text:list-header>
                  <text:p text:style-name="P172"><text:span text:style-name="T2">warm up:</text:span> 1.25 miles mainly on grass with no shoes</text:p>
                  <text:p text:style-name="P172"><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8">Wed Sept 2, 2020 <text:span text:style-name="T2">2.5 miles <text:s/></text:span><text:span text:style-name="T3">My foot is okay</text:span></text:p>
      <text:list xml:id="list41580209" text:continue-list="list924758488879450030" text:style-name="L7">
        <text:list-item>
          <text:list>
            <text:list-item>
              <text:list>
                <text:list-header>
                  <text:p text:style-name="P171"><text:span text:style-name="T2">warm up:</text:span> 0.25 to the cemetery loop</text:p>
                  <text:p text:style-name="P171"><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8"><text:span text:style-name="T2">Warm down:</text:span><text:span text:style-name="T3"> 0.25 miles</text:span></text:p>
      <text:p text:style-name="P111"/>
      <text:p text:style-name="P146">Fri <text:s/>Sep 4, 2020 <text:span text:style-name="T2">7.8 miles <text:s/></text:span></text:p>
      <text:p text:style-name="P146"><text:span text:style-name="T2">warm up:</text:span> <text:s/>0.25 miles to the cemetery loop</text:p>
      <text:p text:style-name="P147">Run: <text:s/><text:span text:style-name="T3">½ mile down and ½ mile up hill in 11:00, elevation change is 120 feet, rest 3:00</text:span></text:p>
      <text:p text:style-name="P145">10 x 0.317 miles on the loop with a 0.317 mile jog after the runs</text:p>
      <text:p text:style-name="P145">average time for runs: 2:40 (8:25/mile), average time for jogs: 3:43 </text:p>
      <text:p text:style-name="P145">The last 0.317 mile run in 2:17 (7:12/mile)</text:p>
      <text:p text:style-name="P145">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6"><text:span text:style-name="T2">warm up:</text:span> <text:s/>0.25 miles to the cemetery loop</text:p>
      <text:p text:style-name="P147">Run: <text:s/><text:span text:style-name="T3">½ mile down and ½ mile up hill in 9:44, elevation change is 120 feet, rest 2:00</text:span></text:p>
      <text:p text:style-name="P145">6 x 0.317 miles on the loop with a 0.317 mile jog between the runs</text:p>
      <text:p text:style-name="P145">average time for runs: 2:28 (7:47/mile), average time for jogs: 3:41 (11:37/mile)</text:p>
      <text:p text:style-name="P145">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95151256546407589" text:style-name="L9">
        <text:list-item>
          <text:list>
            <text:list-header>
              <text:p text:style-name="P173">0.8 mile downhill walk, Ave Pace: 15:16/mile, Ave HR: 76,-&gt;1160 heartbeats/Mile, 267 ft/mile el. gain <text:s/></text:p>
              <text:p text:style-name="P173">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587230" text:continue-numbering="true" text:style-name="L9">
        <text:list-item>
          <text:list>
            <text:list-header>
              <text:p text:style-name="P173">0.8 mile downhill walk, Ave Pace: 14:10/mile, Ave HR: 77,-&gt;1091 heartbeats/Mile, 267 ft/mile el. gain <text:s/></text:p>
              <text:p text:style-name="P173">0.8 mile uphill walk, <text:s text:c="5"/>Ave Pace: 14:34/mile, AveHR:110,-&gt;1602 heartbeats/Mile, 267 ft/mile el. loss</text:p>
              <text:p text:style-name="P173">0.8 mile downhill walk, Ave Pace: 15:11/mile, Ave HR: 94,-&gt;1427 heartbeats/Mile, 267 ft/mile el. gain <text:s/></text:p>
              <text:p text:style-name="P173">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587811" text:continue-numbering="true" text:style-name="L9">
        <text:list-item>
          <text:list>
            <text:list-header>
              <text:p text:style-name="P173">0.8 mile downhill walk, Ave <text:span text:style-name="T2">Pace</text:span>: 15:16/mile, Ave HR: 76,-&gt;1160 heartbeats/Mile, 267 ft/mile el. gain <text:s/></text:p>
              <text:p text:style-name="P173">0.8 mile uphill walk, <text:s text:c="5"/>Ave Pace: 15:50/mile, Ave HR: 93,-&gt;1472 heartbeats/Mile, 267 ft/mile el. loss</text:p>
              <text:p text:style-name="P173">0.8 mile downhill walk, Ave Pace: 14:04/mile, Ave HR: 86,-&gt;1210 heartbeats/Mile, 267 ft/mile el. gain <text:s/></text:p>
              <text:p text:style-name="P173">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583143" text:continue-numbering="true" text:style-name="L9">
        <text:list-item>
          <text:list>
            <text:list-header>
              <text:p text:style-name="P205">Warm down: <text:span text:style-name="T3">0.25 mile jog home</text:span></text:p>
              <text:p text:style-name="P206"/>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600333"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605111"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1"><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1"><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2"><text:span text:style-name="T30">Fri Jan 15, 2021 </text:span><text:span text:style-name="T31">4 miles</text:span><text:span text:style-name="T30"> on a very hilly course, more hills than yesterday</text:span></text:p>
      <text:p text:style-name="P123">Time: 48:03, Pace: 12:01, Ave Heart Rate: 131 bpm, Sum of Ascents: 480 feet</text:p>
      <text:p text:style-name="P122"><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109189876544302971" text:style-name="L10">
        <text:list-item>
          <text:list>
            <text:list-header>
              <text:p text:style-name="P174">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345755792097992542" text:style-name="L11">
        <text:list-item>
          <text:list>
            <text:list-header>
              <text:p text:style-name="P167"><text:s text:c="10"/>1.5 miles averaging <text:s text:c="2"/>9:39/mile, Splits: (9:58, 4:30)</text:p>
              <text:p text:style-name="P167"><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74064180838341122"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604920" text:continue-numbering="true" text:style-name="L12">
        <text:list-item>
          <text:list>
            <text:list-header>
              <text:p text:style-name="P212">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37054013990529025"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840639785647745829" text:style-name="L14">
        <text:list-item>
          <text:list>
            <text:list-header>
              <text:p text:style-name="P178">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2">200m run, 200m jog, 400m run, 400m jog, 600m run, 600m jog</text:p>
      <text:p text:style-name="P152">600m run, 600m j<text:span text:style-name="T44">og</text:span>, 400m run, 400m jog, 200m run, 200m jog</text:p>
      <text:p text:style-name="P152"><text:s/>Times for runs: 59s, 2:04, 3:06, 3:03, 1:47.7, 53.9 </text:p>
      <text:p text:style-name="P152"/>
      <text:p text:style-name="P152">Tues March 22, 2022 <text:span text:style-name="T2">3.1 miles</text:span></text:p>
      <text:p text:style-name="P152"><text:span text:style-name="T2">Warm up:</text:span> 0.7 miles on the cemetery loop <text:s text:c="7"/></text:p>
      <text:p text:style-name="P154"><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166863816638876" text:style-name="L15">
        <text:list-item>
          <text:list>
            <text:list-header>
              <text:p text:style-name="P179">1.5 miles averaging about 9:40/mile and rest 1 min</text:p>
            </text:list-header>
          </text:list>
        </text:list-item>
      </text:list>
      <text:p text:style-name="P24">1 mile in 8:26 and rest 2 min</text:p>
      <text:list xml:id="list3420764986489057484" text:style-name="L16">
        <text:list-item>
          <text:list>
            <text:list-header>
              <text:p text:style-name="P180">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872442562227865963"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590767"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4">Tues May 17, 2022 no running</text:p>
      <text:list xml:id="list5882770289272728354" text:style-name="L18">
        <text:list-item>
          <text:list>
            <text:list-header>
              <text:p text:style-name="P182"/>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5292937175885726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1384082023010601343" text:style-name="L20">
        <text:list-item>
          <text:list>
            <text:list-header>
              <text:p text:style-name="P165"/>
            </text:list-header>
          </text:list>
        </text:list-item>
      </text:list>
      <text:p text:style-name="P24">Thur May 19, 2022 <text:span text:style-name="T2">4 miles</text:span></text:p>
      <text:p text:style-name="P24">2 miles at 10:45/miles Ave HR= 115 bpm and rest a few minutes</text:p>
      <text:list xml:id="list41589413" text:continue-list="list8652929371758857266" text:style-name="L19">
        <text:list-item>
          <text:list>
            <text:list-header>
              <text:p text:style-name="P183">(Pace*HR)=1240</text:p>
            </text:list-header>
          </text:list>
        </text:list-item>
      </text:list>
      <text:list xml:id="list41591004" text:continue-list="list5882770289272728354" text:style-name="L18">
        <text:list-item>
          <text:list>
            <text:list-header>
              <text:p text:style-name="P182">2 miles at 10:46/mile Ave HR= 121 bpm and rest a few minutes</text:p>
            </text:list-header>
          </text:list>
        </text:list-item>
      </text:list>
      <text:list xml:id="list41586141" text:continue-list="list41589413" text:style-name="L19">
        <text:list-item>
          <text:list>
            <text:list-header>
              <text:p text:style-name="P183">(Pace*HR)=1300</text:p>
              <text:p text:style-name="P183"/>
            </text:list-header>
          </text:list>
        </text:list-item>
      </text:list>
      <text:p text:style-name="P24">Fri May 20, 2022 <text:span text:style-name="T2">6.25 miles</text:span></text:p>
      <text:p text:style-name="P24">1 mile in 11:02/miles Ave HR= 134 bpm and rest a few minutes</text:p>
      <text:list xml:id="list41607132" text:continue-numbering="true" text:style-name="L19">
        <text:list-item>
          <text:list>
            <text:list-header>
              <text:p text:style-name="P183">(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550279543987997894" text:style-name="L21">
        <text:list-item>
          <text:list>
            <text:list-header>
              <text:p text:style-name="P184">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89092268720931759" text:style-name="L22">
        <text:list-item>
          <text:list>
            <text:list-header>
              <text:p text:style-name="P185">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46620524227480287" text:style-name="L23">
        <text:list-item>
          <text:list>
            <text:list-header>
              <text:p text:style-name="P201">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7406606270608918644" text:style-name="L24">
        <text:list-item>
          <text:p text:style-name="P209">14:55 <text:s text:c="17"/>98 bpm <text:s text:c="20"/>1460 b/mile</text:p>
        </text:list-item>
      </text:list>
      <text:p text:style-name="P107"/>
      <text:p text:style-name="P124"><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5"><text:span text:style-name="T32">Warm up:</text:span><text:span text:style-name="T33"> 0.25 mile jog to the cemetery</text:span></text:p>
      <text:p text:style-name="P124"><text:span text:style-name="T32">Walk: </text:span><text:span text:style-name="T34">1 mile on the loop in 14:26. Ave HR: 106 bpm, P x H = 1530 beats/mile. </text:span></text:p>
      <text:p text:style-name="P124"><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4"><text:span text:style-name="T32">Warm up:</text:span><text:span text:style-name="T34"> 1.25 miles including 8 x 100m “pick ups”</text:span></text:p>
      <text:p text:style-name="P126"><text:span text:style-name="T33">Run: </text:span><text:span text:style-name="T34">3 x 200m with a 200m jog after each and 6 x 400m with a 400m jog after each.</text:span></text:p>
      <text:p text:style-name="P24">Times for runs:57s, 57s, 60s, 2:01, 2:03, 2:03, 2:02, 1:58, 1:55</text:p>
      <text:p text:style-name="P24"/>
      <text:p text:style-name="P126"><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71264775690273201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49">Sat Oct 15, 2022 <text:span text:style-name="T2">13 miles running</text:span> and 12 miles walking..</text:p>
      <text:p text:style-name="P149">I ran and walked 25 miles in the Erie Endurance Run</text:p>
      <text:p text:style-name="P149"/>
      <text:p text:style-name="P149">Sun Oct 16, 2022 no running</text:p>
      <text:p text:style-name="P149"/>
      <text:p text:style-name="P150">Mon Oct 17. 2022 1 mile walking an <text:span text:style-name="T2">1 mile running</text:span></text:p>
      <text:p text:style-name="P149"/>
      <text:p text:style-name="P149">Tues Oct 18 <text:span text:style-name="T2">1 mile running</text:span></text:p>
      <text:p text:style-name="P149"/>
      <text:p text:style-name="P151">We flew to The Netherlands</text:p>
      <text:p text:style-name="P149"/>
      <text:p text:style-name="P149">Wed Oct 19 no running</text:p>
      <text:p text:style-name="P140"/>
      <text:p text:style-name="P154">Thur Oct 20, 2022 <text:span text:style-name="T2">2.06 miles</text:span> with Joe.</text:p>
      <text:p text:style-name="P154">Ave pace 9:50/mile</text:p>
      <text:p text:style-name="P154"/>
      <text:p text:style-name="P154">Fri Oct 21, no running</text:p>
      <text:p text:style-name="P154"/>
      <text:p text:style-name="P154">In the last week: <text:span text:style-name="T2">18.1 miles running</text:span> and 13 miles walking</text:p>
      <text:p text:style-name="P158"/>
      <text:p text:style-name="P154">Sat Oct 22, <text:span text:style-name="T2">2 miles</text:span></text:p>
      <text:p text:style-name="P154">Run: 2 miles averaging about 10:15/mile</text:p>
      <text:p text:style-name="P154"/>
      <text:p text:style-name="P154">Sun Oct 23, 2022 <text:span text:style-name="T2">2.3 miles</text:span></text:p>
      <text:p text:style-name="P154">Run: With Joe  2miles, Splits: 10:07 and 9:37</text:p>
      <text:p text:style-name="P154">Warm down: 0.33 miles at about 10:30/mile</text:p>
      <text:p text:style-name="P154"/>
      <text:p text:style-name="P154">Mon Oct 24, 2022 <text:span text:style-name="T2">3.5 miles</text:span></text:p>
      <text:p text:style-name="P154">Warm up: 0.25 miles</text:p>
      <text:p text:style-name="P154"><text:soft-page-break/>Run: 6x0.25 miles with a 0.25 jog after each. Three runs were with the wind and 3 against.  Ave time 2:20. Ave jog time: 3:17</text:p>
      <text:p text:style-name="P154">Warm down: 0.25 miles </text:p>
      <text:p text:style-name="P154"/>
      <text:p text:style-name="P154">Tues Oct 25, 2022 <text:span text:style-name="T2">3.75 miles</text:span></text:p>
      <text:p text:style-name="P149">Warm up: 0.5 miles</text:p>
      <text:p text:style-name="P149">Run: 6x0.25 miles with a 0.25 jog after. Ave time 2:17, Ave jog time: 3:17</text:p>
      <text:p text:style-name="P149">Warm down: 0.25 miles </text:p>
      <text:p text:style-name="P149"/>
      <text:p text:style-name="P149">Wed Oct 26, 2022 <text:span text:style-name="T2">5.5 miles</text:span></text:p>
      <text:p text:style-name="P149">Warm up: 1.75 miles</text:p>
      <text:p text:style-name="P149">Run: 6x0.25 miles with a 0.25 jog after. Ave time 2:13, Ave jog time: 3:08</text:p>
      <text:p text:style-name="P149">Warm down: 0.75 miles </text:p>
      <text:p text:style-name="P149"/>
      <text:p text:style-name="P154">Thur Oct 27, 2022 <text:span text:style-name="T2">3miles running</text:span> and 1 mile walking.</text:p>
      <text:p text:style-name="P154">Run/Walk: I ran 3/4 mile, walked 1/4 mile and repeated until I reached 4 miles. </text:p>
      <text:p text:style-name="P154">Ave pace: 12:35/mile</text:p>
      <text:p text:style-name="P154">Ave running pace: about 11:30/mile</text:p>
      <text:p text:style-name="P154">Ave walking pace: about 16:00/mile</text:p>
      <text:p text:style-name="P149"/>
      <text:p text:style-name="P163"><text:span text:style-name="T37">Fri Oct 28, 2022 </text:span><text:span text:style-name="T38">4.25 miles running</text:span><text:span text:style-name="T37"> and 1.25 mile walking.</text:span></text:p>
      <text:p text:style-name="P154">Warm up: 0.25 mile jog</text:p>
      <text:p text:style-name="P141">Run/Walk: I ran 3/4 mile, walked 1/4 mile and repeated until I reached 5 miles. </text:p>
      <text:p text:style-name="P141">Ave pace: 11:54/mile</text:p>
      <text:p text:style-name="P141">Ave running pace: about 10:50/mile</text:p>
      <text:p text:style-name="P141">Ave walking pace: about 15:30/mile</text:p>
      <text:p text:style-name="P141">Warm down: 0.25 mile jog</text:p>
      <text:p text:style-name="P141"/>
      <text:p text:style-name="P154">In the last week: <text:span text:style-name="T2">24.1 miles running</text:span> and 2 miles walking</text:p>
      <text:p text:style-name="P141"/>
      <text:p text:style-name="P141">Mon Oct 31, 2022 <text:span text:style-name="T2">5.3 miles</text:span></text:p>
      <text:p text:style-name="P154">Warm up: 0.3miles</text:p>
      <text:p text:style-name="P154">Run: 2 x 2 miles with 0.5 mile jog between </text:p>
      <text:p text:style-name="P154">1. Splits 10:00, 10:06</text:p>
      <text:p text:style-name="P154">2. Splits 9:36, 9:22</text:p>
      <text:p text:style-name="P154">Warm down: 0.5 miles</text:p>
      <text:p text:style-name="P154"/>
      <text:p text:style-name="P154">Wed Nov 2, 2023 no running</text:p>
      <text:p text:style-name="P154"/>
      <text:p text:style-name="P158"><text:span text:style-name="T26">Thur Nov 3, 2023 </text:span><text:span text:style-name="T28">2.5 miles running</text:span><text:span text:style-name="T26"> <text:s/>0.25 miles walking</text:span></text:p>
      <text:p text:style-name="P154"/>
      <text:p text:style-name="P158"><text:span text:style-name="T26">Fri Nov 4, 2023 </text:span><text:span text:style-name="T28">3.15 miles running</text:span><text:span text:style-name="T26"> 0.4 miles walking</text:span></text:p>
      <text:p text:style-name="P156"><text:soft-page-break/>During the past week: 11 miles</text:p>
      <text:p text:style-name="P156"/>
      <text:p text:style-name="P155">Sat <text:s/>Nov 5, 2022 <text:span text:style-name="T2">4 miles</text:span> of running and jogging averaging 12:34/mile </text:p>
      <text:p text:style-name="P155"/>
      <text:p text:style-name="P158"><text:span text:style-name="T26">Sun Nov 6, 2022 </text:span><text:span text:style-name="T28">4.25 miles</text:span><text:span text:style-name="T26"> at 11:11/mile </text:span></text:p>
      <text:p text:style-name="P154"/>
      <text:p text:style-name="P158"><text:span text:style-name="T26">Mon Nov 7, 2022 </text:span><text:span text:style-name="T28">4.75 miles running</text:span><text:span text:style-name="T26"> at 10:25/mile. </text:span></text:p>
      <text:p text:style-name="P154"><text:s text:c="7"/>My ankle is better than yesterday. </text:p>
      <text:p text:style-name="P154"/>
      <text:p text:style-name="P154">Fri Nov 11, 2022 <text:span text:style-name="T2">3 miles</text:span></text:p>
      <text:p text:style-name="P162"><text:span text:style-name="T39">1 mile on the indoor track in 11:26 and rest a few minutes</text:span> </text:p>
      <text:p text:style-name="P24">2 miles on a treadmill, Splits: 11:02 and 10:25</text:p>
      <text:p text:style-name="P24"/>
      <text:p text:style-name="P157">During the past week: 16 miles</text:p>
      <text:p text:style-name="P153"/>
      <text:p text:style-name="P153">Sat Nov 12, 2022 <text:span text:style-name="T2">3.5 miles</text:span></text:p>
      <text:p text:style-name="P162"><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40374228527876574" text:style-name="L26">
        <text:list-item>
          <text:list>
            <text:list-header>
              <text:p text:style-name="P187">0.1 mile lead in to a 4 mile run</text:p>
              <text:p text:style-name="P187">Mile Splits: 10:31, 10:16, 10:00, 9:52</text:p>
            </text:list-header>
          </text:list>
        </text:list-item>
      </text:list>
      <text:p text:style-name="P24">Warm down: 0.25 miles in 3 min.</text:p>
      <text:p text:style-name="P10"/>
      <text:p text:style-name="P24">Mon <text:s/>Nov 14, 2022 <text:span text:style-name="T2">4.35 miles </text:span></text:p>
      <text:list xml:id="list41588529"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599348"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77126174950882577" text:style-name="L27">
        <text:list-item>
          <text:list>
            <text:list-header>
              <text:p text:style-name="P188">3.7 miles including 10 cemetery (3.2 miles) averaging 11:10/mile</text:p>
              <text:p text:style-name="P188">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529099099497058"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17066038612522624" text:style-name="L29">
        <text:list-item>
          <text:list>
            <text:list-header>
              <text:p text:style-name="P190">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4"><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18279718594164009"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78150946210824151"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04946561454273078" text:style-name="L32">
        <text:list-item>
          <text:list>
            <text:list-header>
              <text:p text:style-name="P193">0.25 miles in 2:54</text:p>
              <text:p text:style-name="P193">1 mile in 9:21 going faster as I ran and ending at around 8:30 pace</text:p>
            </text:list-header>
          </text:list>
        </text:list-item>
      </text:list>
      <text:list xml:id="list5149563839388701915" text:style-name="L33">
        <text:list-item>
          <text:list>
            <text:list-header>
              <text:p text:style-name="P194">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22006723371046203" text:style-name="L34">
        <text:list-item>
          <text:list>
            <text:list-header>
              <text:p text:style-name="P195">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44377552415501839"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1 Glukos liquid "gel" -&gt; 70 calories</text:p>
      <text:p text:style-name="P160"><text:span text:style-name="T2">Total calories</text:span> = 370+100+160+70 = 700 calories</text:p>
      <text:p text:style-name="P160"/>
      <text:p text:style-name="P159">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9"/>
      <text:p text:style-name="P159">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9"/>
      <text:p text:style-name="P164"><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940808093575830131" text:style-name="L36">
        <text:list-item>
          <text:list>
            <text:list-header>
              <text:p text:style-name="P198">1.5 miles on a treadmill including 2 x 0.5 miles in 5:02 and 5:00</text:p>
              <text:p text:style-name="P198">In the afternoon:</text:p>
              <text:p text:style-name="P198">2.25 miles at various paces while timing 10 other runners on the cemetery loop.</text:p>
            </text:list-header>
          </text:list>
        </text:list-item>
      </text:list>
      <text:p text:style-name="P36"/>
      <text:p text:style-name="P36">Tues Oct 17, 2023 <text:span text:style-name="T2">3 miles</text:span></text:p>
      <text:p text:style-name="P124"><text:span text:style-name="T13">Run:</text:span><text:span text:style-name="T12"> 3 miles on a college treadmill in 33:01 Each mile near 11:00 <text:s/></text:span></text:p>
      <text:p text:style-name="P210">HR at the end of each mile: 117, 117, 120 bpm</text:p>
      <text:p text:style-name="P210"/>
      <text:p text:style-name="P36">Wed Oct 18, 2023 <text:span text:style-name="T2">2.5 miles</text:span></text:p>
      <text:p text:style-name="P36"><text:span text:style-name="T2">Warm up: </text:span>0.5 miles to the Wise Center</text:p>
      <text:p text:style-name="P124"><text:span text:style-name="T13">Run:</text:span><text:span text:style-name="T12"> 2 miles on a college treadmill in 21:14 Splits 10:59, 10:15 <text:s/></text:span></text:p>
      <text:p text:style-name="P210">HR at the end of each mile: 116, 126 bpm</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68344190392123025" text:style-name="L37">
        <text:list-item>
          <text:list>
            <text:list-header>
              <text:p text:style-name="P203"><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8T21:34:57.86</dc:date>
    <dc:creator>James Lombardi</dc:creator>
    <meta:editing-duration>P23DT15H27M23S</meta:editing-duration>
    <meta:editing-cycles>1898</meta:editing-cycles>
    <meta:generator>OpenOffice/4.1.2$Win32 OpenOffice.org_project/412m3$Build-9782</meta:generator>
    <meta:document-statistic meta:table-count="0" meta:image-count="9" meta:object-count="0" meta:page-count="190" meta:paragraph-count="5505" meta:word-count="59522" meta:character-count="305264"/>
  </office:meta>
</office:document-meta>
</file>